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NTOYA RAMIREZ, SANDY CAROL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3983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AVIÑ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41814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NTOYA RAMIREZ SANDY CAROL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3983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 418 1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39830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700</text:p>
          </table:table-cell>
          <table:table-cell table:style-name="Tableau1.D2" office:value-type="string">
            <text:p text:style-name="P8">47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7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57160638</text:p>
          </table:table-cell>
          <table:table-cell table:style-name="Tabla2.D3" office:value-type="string">
            <text:p text:style-name="P23">47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2:37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